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iven a non-negative integer <text:span text:style-name="Source_20_Text"><text:span text:style-name="T1">num</text:span></text:span><text:span text:style-name="T1">, </text:span>write a program to return the number obtained after reversing the bits of <text:span text:style-name="Source_20_Text"><text:span text:style-name="T1">num</text:span></text:span>. </text:p>
      <text:p text:style-name="P2">Problem Note</text:p>
      <text:list xml:id="list168148720" text:style-name="L1">
        <text:list-item>
          <text:p text:style-name="P3">The actual binary representation of the number is being considered for reversing the bits, no leading 0’s are being considered.</text:p>
        </text:list-item>
      </text:list>
      <text:p text:style-name="Text_20_body"><text:span text:style-name="T1">Example 1</text:span> </text:p>
      <text:p text:style-name="Preformatted_20_Text"><text:span text:style-name="Source_20_Text">Input: 13 </text:span></text:p>
      <text:p text:style-name="Preformatted_20_Text"><text:span text:style-name="Source_20_Text">Output: 11 </text:span></text:p>
      <text:p text:style-name="P1"><text:span text:style-name="Source_20_Text">Explanation: Binary representation of 13 is 1101. After reversing the bits we get 1011 which is equal to 11.</text:span></text:p>
      <text:p text:style-name="Text_20_body"><text:span text:style-name="T1">Example 2</text:span> </text:p>
      <text:p text:style-name="Preformatted_20_Text"><text:span text:style-name="Source_20_Text">Input: 6</text:span></text:p>
      <text:p text:style-name="Preformatted_20_Text"><text:span text:style-name="Source_20_Text">Output: 3 </text:span></text:p>
      <text:p text:style-name="P1"><text:span text:style-name="Source_20_Text">Explanation: Binary representation of 6 is 110.After reversing the bits we get 011 which is equal to 3.</text:span></text:p>
      <text:p text:style-name="Standard"/>
      <text:p text:style-name="Standard"/>
      <text:p text:style-name="Standard"># Python 3 implementation to</text:p>
      <text:p text:style-name="Standard"># reverse bits of a number</text:p>
      <text:p text:style-name="Standard"/>
      <text:p text:style-name="Standard"/>
      <text:p text:style-name="Standard"># function to reverse</text:p>
      <text:p text:style-name="Standard"># bits of a number</text:p>
      <text:p text:style-name="Standard">def reverseBits(n) :</text:p>
      <text:p text:style-name="Standard"><text:tab/></text:p>
      <text:p text:style-name="Standard"><text:tab/>rev = 0</text:p>
      <text:p text:style-name="Standard"><text:tab/></text:p>
      <text:p text:style-name="Standard"><text:tab/># traversing bits of 'n' from the right</text:p>
      <text:p text:style-name="Standard"><text:tab/>while (n &gt; 0) :</text:p>
      <text:p text:style-name="Standard"><text:tab/><text:tab/></text:p>
      <text:p text:style-name="Standard"><text:tab/><text:tab/># bitwise left shift 'rev' by 1</text:p>
      <text:p text:style-name="Standard"><text:tab/><text:tab/>rev = rev &lt;&lt; 1</text:p>
      <text:p text:style-name="Standard"><text:tab/><text:tab/></text:p>
      <text:p text:style-name="Standard"><text:tab/><text:tab/># if current bit is '1'</text:p>
      <text:p text:style-name="Standard"><text:tab/><text:tab/>if (n &amp; 1 == 1) :</text:p>
      <text:p text:style-name="Standard"><text:tab/><text:tab/><text:tab/>rev = rev ^ 1</text:p>
      <text:p text:style-name="Standard"><text:tab/><text:tab/></text:p>
      <text:p text:style-name="Standard"><text:tab/><text:tab/># bitwise right shift 'n' by 1</text:p>
      <text:p text:style-name="Standard"><text:tab/><text:tab/>n = n &gt;&gt; 1</text:p>
      <text:p text:style-name="Standard"><text:tab/><text:tab/></text:p>
      <text:p text:style-name="Standard"><text:tab/></text:p>
      <text:p text:style-name="Standard"><text:tab/># required number</text:p>
      <text:p text:style-name="Standard"><text:tab/>return rev</text:p>
      <text:p text:style-name="Standard"><text:tab/></text:p>
      <text:p text:style-name="Standard"># Driver code</text:p>
      <text:p text:style-name="Standard">n = 11</text:p>
      <text:p text:style-name="Standard">print(reverseBits(n))</text:p>
      <text:p text:style-name="Standard"/>
      <text:p text:style-name="Standard"><text:soft-page-break/>Time Complexity: O(num), where <text:span text:style-name="Strong_20_Emphasis">num</text:span> is the number of bits in the binary representation of <text:span text:style-name="Strong_20_Emphasis">n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1:01:31.083795768</meta:creation-date>
    <meta:editing-duration>PT29M48S</meta:editing-duration>
    <meta:editing-cycles>2</meta:editing-cycles>
    <meta:generator>LibreOffice/6.4.7.2$Linux_X86_64 LibreOffice_project/40$Build-2</meta:generator>
    <dc:date>2021-07-22T11:41:23.206358423</dc:date>
    <meta:document-statistic meta:table-count="0" meta:image-count="0" meta:object-count="0" meta:page-count="2" meta:paragraph-count="40" meta:word-count="200" meta:character-count="1025" meta:non-whitespace-character-count="820"/>
  </office:meta>
</office:document-meta>
</file>